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Bean.getInvokeListen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Bean.getLoc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.getControl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.getControlService( Class serviceClass , Object selec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rolBean.getAnnotationMap( AnnotatedElement annotEl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ullInterceptor.postEvent( org . apache . beehive . controls . api . bean . ControlBean cb , Class eventSet , Method m , Object [ ] args , Object retval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rolBean.fireVetoableChange( PropertyKey propertyKey , Object oldValue , Object new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Bean.getProper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.firePropertyChange( PropertyKey propertyKey , Object oldValue , Object new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Bean.removeInvokeListener( InvokeListener invok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.setBeanContext( BeanContext b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.writeObject( ObjectOutputStream o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rolBean.getPropertyChangeSup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Bean.getRawControlProperty( PropertyKey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.dispatchEvent( EventRef event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rolBean.getSuperEventSets( Class eventSet , List &lt; Class &gt; superEventSe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rolBean.getImplInitializ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rolBean.getControlProperty( PropertyKey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rolBean.lookupControlBeanContextFactory( org . apache . beehive . controls . api . context . ControlBean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rolBean.setControlProperty( PropertyKey key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llInterceptor.preEvent( org . apache . beehive . controls . api . bean . ControlBean cb , Class eventSet , Method m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rolBean.getParameterNames(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.getBeanContext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.getEventNotifier( Class &lt; T &gt; even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.getVetoableChangeSup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Bean.ControlBean( org . apache . beehive . controls . api . context . ControlBeanContext context , String id , PropertyMap initProperties , Class controlInt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ntrolBean.addInvokeListener( InvokeListener invok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.setEventNotifier( Class &lt; T &gt; eventSet , T notif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rolBean.ensureThreadingBehaviou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Bean.enforceVersionRequired( String intfName , Version version , VersionRequired versionRequire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trolBean.preInvoke( Method m , Object [ ] args , String [ ] interceptorNam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ntrolBean.getContro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.ensureInterceptor( String 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ntrolBean.setLocalID( String loca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Bean.postInvoke( Method m , Object [ ] args , Object retval , Throwable t , String [ ] interceptorNames , String pivotedIntercepto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ntrolBean.getMostDerivedInterface( Class controlIn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.get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.hasSingleThreaded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Interceptor.postInvoke( org . apache . beehive . controls . api . bean . ControlBean cb , Method m , Object [ ] args , Object retval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llInterceptor.preInvoke( org . apache . beehive . controls . api . bean . ControlBean cb , Method m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rolBean.getBea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.getControlBea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.preInvoke( Method m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rolBean.decodeImpl( Object imp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Bean.ensureControl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ControlBean.postInvoke( Method m , Object [ ] args , Object retval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